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4"/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6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Offset Measurement</text:p>
          </table:table-cell>
          <table:table-cell table:number-columns-repeated="5"/>
          <table:table-cell table:style-name="Default"/>
        </table:table-row>
        <table:table-row table:style-name="ro1">
          <table:table-cell table:number-columns-repeated="2"/>
          <table:table-cell office:value-type="string" calcext:value-type="string">
            <text:p>Measured</text:p>
          </table:table-cell>
          <table:table-cell table:number-columns-repeated="2"/>
          <table:table-cell office:value-type="string" calcext:value-type="string">
            <text:p>Spec</text:p>
          </table:table-cell>
          <table:table-cell table:style-name="Default"/>
        </table:table-row>
        <table:table-row table:style-name="ro1">
          <table:table-cell office:value-type="string" calcext:value-type="string">
            <text:p>16 Jan</text:p>
          </table:table-cell>
          <table:table-cell office:value-type="string" calcext:value-type="string">
            <text:p>Gain Setting (dB)</text:p>
          </table:table-cell>
          <table:table-cell office:value-type="string" calcext:value-type="string">
            <text:p>Offset (mV)</text:p>
          </table:table-cell>
          <table:table-cell office:value-type="string" calcext:value-type="string">
            <text:p>pm</text:p>
          </table:table-cell>
          <table:table-cell office:value-type="string" calcext:value-type="string">
            <text:p>scale (mv)</text:p>
          </table:table-cell>
          <table:table-cell office:value-type="string" calcext:value-type="string">
            <text:p>Offset (mV)</text:p>
          </table:table-cell>
          <table:table-cell table:style-name="Default" office:value-type="string" calcext:value-type="string">
            <text:p>% Diff Offset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8.05" calcext:value-type="float">
            <text:p>8.05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ABS([.C4]-[.F4])/[.F4]" office:value-type="float" office:value="0.61" calcext:value-type="float">
            <text:p>0.61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1.5" calcext:value-type="float">
            <text:p>11.5</text:p>
          </table:table-cell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ABS([.C5]-[.F5])/[.F5]" office:value-type="float" office:value="0.916666666666667" calcext:value-type="float">
            <text:p>0.92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1.75" calcext:value-type="float">
            <text:p>11.75</text:p>
          </table:table-cell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ABS([.C6]-[.F6])/[.F6]" office:value-type="float" office:value="0.958333333333333" calcext:value-type="float">
            <text:p>0.96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12.3" calcext:value-type="float">
            <text:p>12.3</text:p>
          </table:table-cell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formula="of:=ABS([.C7]-[.F7])/[.F7]" office:value-type="float" office:value="0.5375" calcext:value-type="float">
            <text:p>0.54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13.9" calcext:value-type="float">
            <text:p>13.9</text:p>
          </table:table-cell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formula="of:=ABS([.C8]-[.F8])/[.F8]" office:value-type="float" office:value="0.39" calcext:value-type="float">
            <text:p>0.39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18.4" calcext:value-type="float">
            <text:p>18.4</text:p>
          </table:table-cell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formula="of:=ABS([.C9]-[.F9])/[.F9]" office:value-type="float" office:value="0.226666666666667" calcext:value-type="float">
            <text:p>0.23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30.5" calcext:value-type="float">
            <text:p>30.5</text:p>
          </table:table-cell>
          <table:table-cell office:value-type="float" office:value="0.07" calcext:value-type="float">
            <text:p>0.07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formula="of:=ABS([.C10]-[.F10])/[.F10]" office:value-type="float" office:value="0.525" calcext:value-type="float">
            <text:p>0.53</text:p>
          </table:table-cell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68.5" calcext:value-type="float">
            <text:p>68.5</text:p>
          </table:table-cell>
          <table:table-cell office:value-type="float" office:value="0.07" calcext:value-type="float">
            <text:p>0.07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table:formula="of:=ABS([.C11]-[.F11])/[.F11]" office:value-type="float" office:value="0.7125" calcext:value-type="float">
            <text:p>0.7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6T12:38:55.890847274</meta:creation-date>
    <dc:date>2018-01-16T13:30:01.078027995</dc:date>
    <meta:editing-duration>PT9M4S</meta:editing-duration>
    <meta:editing-cycles>1</meta:editing-cycles>
    <meta:document-statistic meta:table-count="1" meta:cell-count="58" meta:object-count="0"/>
    <meta:generator>LibreOffice/5.1.6.2$Linux_X86_64 LibreOffice_project/10m0$Build-2</meta:generator>
  </office:meta>
</office:document-meta>
</file>